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8" draw:stroke-linejoin="bevel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0.77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16cm" svg:stroke-color="#333333" draw:stroke-linejoin="bevel" svg:stroke-linecap="butt" draw:fill="none" fo:padding-top="0.008cm" fo:padding-bottom="0.008cm" fo:padding-left="0.008cm" fo:padding-right="0.008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T1" style:family="text">
      <style:text-properties fo:color="#000008" style:font-name="TimesNewRomanPS1" fo:font-size="22pt" style:text-underline-style="solid" style:text-underline-width="auto" style:text-underline-color="font-color" fo:font-weight="bold" style:font-size-asian="22pt" style:font-weight-asian="bold" style:font-name-complex="TimesNewRomanPS1" style:font-size-complex="22pt" style:font-weight-complex="bold"/>
    </style:style>
    <style:style style:name="T2" style:family="text">
      <style:text-properties fo:color="#000008" style:font-name="TimesNewRomanPS1" fo:font-size="22pt" style:text-underline-style="none" fo:font-weight="bold" style:font-size-asian="22pt" style:font-weight-asian="bold" style:font-name-complex="TimesNewRomanPS1" style:font-size-complex="22pt" style:font-weight-complex="bold"/>
    </style:style>
    <style:style style:name="T3" style:family="text">
      <style:text-properties fo:color="#000008" style:font-name="TimesNewRoman1" fo:font-size="12pt" style:font-size-asian="12pt" style:font-name-complex="TimesNewRoman1" style:font-size-complex="12pt"/>
    </style:style>
    <style:style style:name="T4" style:family="text">
      <style:text-properties fo:color="#333399" style:font-name="TimesNewRoman1" fo:font-size="12pt" style:font-size-asian="12pt" style:font-name-complex="TimesNewRoman1" style:font-size-complex="12pt"/>
    </style:style>
    <style:style style:name="T5" style:family="text">
      <style:text-properties fo:color="#000008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175cm" svg:y1="3.42cm" svg:x2="14.439cm" svg:y2="3.42cm">
          <text:p/>
        </draw:line>
        <draw:frame draw:style-name="gr2" draw:text-style-name="P3" draw:layer="layout" svg:width="9.112cm" svg:height="0.903cm" svg:x="7.176cm" svg:y="2.547cm">
          <draw:text-box>
            <text:p text:style-name="P2"><text:span text:style-name="T1">Using the PSoC </text:span><text:span text:style-name="T2">node</text:span></text:p>
          </draw:text-box>
        </draw:frame>
        <draw:frame draw:style-name="gr3" draw:text-style-name="P5" draw:layer="layout" svg:width="14.988cm" svg:height="0.471cm" svg:x="3.171cm" svg:y="5.234cm">
          <draw:text-box>
            <text:p text:style-name="P4"><text:span text:style-name="T3">To start up the PSoC node first source the setup script from the workspace that the PSoC</text:span></text:p>
          </draw:text-box>
        </draw:frame>
        <draw:frame draw:style-name="gr3" draw:text-style-name="P5" draw:layer="layout" svg:width="14.751cm" svg:height="0.471cm" svg:x="3.171cm" svg:y="5.962cm">
          <draw:text-box>
            <text:p text:style-name="P4"><text:span text:style-name="T3">node is contained in. Then launch the PSoC nodes. In Ubuntu this can be done with the</text:span></text:p>
          </draw:text-box>
        </draw:frame>
        <draw:frame draw:style-name="gr3" draw:text-style-name="P5" draw:layer="layout" svg:width="3.418cm" svg:height="0.471cm" svg:x="3.171cm" svg:y="6.694cm">
          <draw:text-box>
            <text:p text:style-name="P4"><text:span text:style-name="T3">following sequence:</text:span></text:p>
          </draw:text-box>
        </draw:frame>
        <draw:frame draw:style-name="gr3" draw:text-style-name="P5" draw:layer="layout" svg:width="3.439cm" svg:height="0.471cm" svg:x="3.912cm" svg:y="7.422cm">
          <draw:text-box>
            <text:p text:style-name="P4"><text:span text:style-name="T4">open a new terminal</text:span></text:p>
          </draw:text-box>
        </draw:frame>
        <draw:frame draw:style-name="gr3" draw:text-style-name="P5" draw:layer="layout" svg:width="1.242cm" svg:height="0.471cm" svg:x="3.912cm" svg:y="8.155cm">
          <draw:text-box>
            <text:p text:style-name="P4"><text:span text:style-name="T4">roscore</text:span></text:p>
          </draw:text-box>
        </draw:frame>
        <draw:frame draw:style-name="gr3" draw:text-style-name="P5" draw:layer="layout" svg:width="6.035cm" svg:height="0.471cm" svg:x="3.912cm" svg:y="8.883cm">
          <draw:text-box>
            <text:p text:style-name="P4"><text:span text:style-name="T4">open a new terminal or terminal tab</text:span></text:p>
          </draw:text-box>
        </draw:frame>
        <draw:frame draw:style-name="gr3" draw:text-style-name="P5" draw:layer="layout" svg:width="6.847cm" svg:height="0.471cm" svg:x="3.912cm" svg:y="9.615cm">
          <draw:text-box>
            <text:p text:style-name="P4"><text:span text:style-name="T4">source &lt;workspace path&gt;/devel/setup.sh</text:span></text:p>
          </draw:text-box>
        </draw:frame>
        <draw:frame draw:style-name="gr3" draw:text-style-name="P5" draw:layer="layout" svg:width="7.245cm" svg:height="0.471cm" svg:x="3.912cm" svg:y="10.343cm">
          <draw:text-box>
            <text:p text:style-name="P4"><text:span text:style-name="T4">source &lt;workspace path&gt;/devel/setup.bash</text:span></text:p>
          </draw:text-box>
        </draw:frame>
        <draw:frame draw:style-name="gr3" draw:text-style-name="P5" draw:layer="layout" svg:width="5.975cm" svg:height="0.471cm" svg:x="3.912cm" svg:y="11.076cm">
          <draw:text-box>
            <text:p text:style-name="P4"><text:span text:style-name="T4">roslaunch psoc psoc_launch.launch</text:span></text:p>
          </draw:text-box>
        </draw:frame>
        <draw:frame draw:style-name="gr3" draw:text-style-name="P5" draw:layer="layout" svg:width="14.544cm" svg:height="0.471cm" svg:x="3.171cm" svg:y="12.536cm">
          <draw:text-box>
            <text:p text:style-name="P4"><text:span text:style-name="T3">The node will automatically detect the port each PSoC is on and handle all exceptions</text:span></text:p>
          </draw:text-box>
        </draw:frame>
        <draw:frame draw:style-name="gr3" draw:text-style-name="P5" draw:layer="layout" svg:width="6.191cm" svg:height="0.471cm" svg:x="3.171cm" svg:y="13.264cm">
          <draw:text-box>
            <text:p text:style-name="P4"><text:span text:style-name="T3">and report problems to the terminal. </text:span></text:p>
          </draw:text-box>
        </draw:frame>
        <draw:frame draw:style-name="gr3" draw:text-style-name="P5" draw:layer="layout" svg:width="15.238cm" svg:height="0.471cm" svg:x="3.171cm" svg:y="15.457cm">
          <draw:text-box>
            <text:p text:style-name="P4"><text:span text:style-name="T3">An xterm window can be used to display the data. If this is needed simply uncomment the</text:span></text:p>
          </draw:text-box>
        </draw:frame>
        <draw:frame draw:style-name="gr3" draw:text-style-name="P5" draw:layer="layout" svg:width="6.14cm" svg:height="0.471cm" svg:x="3.171cm" svg:y="16.185cm">
          <draw:text-box>
            <text:p text:style-name="P4"><text:span text:style-name="T3">launch file line for the listener node.</text:span></text:p>
          </draw:text-box>
        </draw:frame>
        <draw:frame draw:style-name="gr3" draw:text-style-name="P5" draw:layer="layout" svg:width="10.264cm" svg:height="0.471cm" svg:x="3.912cm" svg:y="16.918cm">
          <draw:text-box>
            <text:p text:style-name="P4"><text:span text:style-name="T4">&lt;workspace path&gt;/src/serial_test/launch/psoc_launch.launch</text:span></text:p>
          </draw:text-box>
        </draw:frame>
        <draw:frame draw:style-name="gr3" draw:text-style-name="P5" draw:layer="layout" svg:width="14.696cm" svg:height="0.471cm" svg:x="3.171cm" svg:y="18.378cm">
          <draw:text-box>
            <text:p text:style-name="P4"><text:span text:style-name="T3">Now that the node is running you can send data to the PSoC using the psoc_node. This</text:span></text:p>
          </draw:text-box>
        </draw:frame>
        <draw:frame draw:style-name="gr3" draw:text-style-name="P5" draw:layer="layout" svg:width="14.116cm" svg:height="0.471cm" svg:x="3.171cm" svg:y="19.106cm">
          <draw:text-box>
            <text:p text:style-name="P4"><text:span text:style-name="T3">node works by taking an input string off of the psoc_tx topic and serializing it to be</text:span></text:p>
          </draw:text-box>
        </draw:frame>
        <draw:frame draw:style-name="gr3" draw:text-style-name="P5" draw:layer="layout" svg:width="3.439cm" svg:height="0.471cm" svg:x="3.171cm" svg:y="19.839cm">
          <draw:text-box>
            <text:p text:style-name="P4"><text:span text:style-name="T3">written to the PSoC.</text:span></text:p>
          </draw:text-box>
        </draw:frame>
        <draw:frame draw:style-name="gr3" draw:text-style-name="P5" draw:layer="layout" svg:width="1.319cm" svg:height="0.471cm" svg:x="7.298cm" svg:y="20.567cm">
          <draw:text-box>
            <text:p text:style-name="P4"><text:span text:style-name="T4">psoc_tx</text:span></text:p>
          </draw:text-box>
        </draw:frame>
        <draw:frame draw:style-name="gr3" draw:text-style-name="P5" draw:layer="layout" svg:width="1.158cm" svg:height="0.471cm" svg:x="11.002cm" svg:y="22.76cm">
          <draw:text-box>
            <text:p text:style-name="P4"><text:span text:style-name="T4">RS232</text:span></text:p>
          </draw:text-box>
        </draw:frame>
        <draw:polygon draw:style-name="gr4" draw:text-style-name="P6" draw:layer="layout" svg:width="3.457cm" svg:height="0.996cm" svg:x="3.665cm" svg:y="21.059cm" svg:viewBox="0 0 3458 997" draw:points="0,0 3458,0 3458,997 0,997">
          <text:p/>
        </draw:polygon>
        <draw:path draw:style-name="gr5" draw:text-style-name="P7" draw:layer="layout" svg:width="3.483cm" svg:height="1.023cm" svg:x="3.652cm" svg:y="21.045cm" svg:viewBox="0 0 3484 1024" svg:d="M26 1011l-13-13h3458l-13 13v-997l13 13h-3458l13-13zM0 0h3484v1024h-3484z">
          <text:p/>
        </draw:path>
        <draw:polygon draw:style-name="gr4" draw:text-style-name="P6" draw:layer="layout" svg:width="3.458cm" svg:height="0.996cm" svg:x="8.905cm" svg:y="21.036cm" svg:viewBox="0 0 3459 997" draw:points="0,0 3459,0 3459,997 0,997">
          <text:p/>
        </draw:polygon>
        <draw:path draw:style-name="gr5" draw:text-style-name="P7" draw:layer="layout" svg:width="3.484cm" svg:height="1.023cm" svg:x="8.892cm" svg:y="21.022cm" svg:viewBox="0 0 3485 1024" svg:d="M27 1011l-14-13h3459l-14 13v-997l14 13h-3459l14-13zM0 0h3485v1024h-3485z">
          <text:p/>
        </draw:path>
        <draw:frame draw:style-name="gr3" draw:text-style-name="P5" draw:layer="layout" svg:width="0.993cm" svg:height="0.497cm" svg:x="4.961cm" svg:y="21.203cm">
          <draw:text-box>
            <text:p text:style-name="P4"><text:span text:style-name="T5">ROS</text:span></text:p>
          </draw:text-box>
        </draw:frame>
        <draw:frame draw:style-name="gr3" draw:text-style-name="P5" draw:layer="layout" svg:width="2.5cm" svg:height="0.497cm" svg:x="9.694cm" svg:y="21.178cm">
          <draw:text-box>
            <text:p text:style-name="P4"><text:span text:style-name="T5">psoc_node</text:span></text:p>
          </draw:text-box>
        </draw:frame>
        <draw:polygon draw:style-name="gr4" draw:text-style-name="P6" draw:layer="layout" svg:width="3.457cm" svg:height="0.997cm" svg:x="8.93cm" svg:y="23.503cm" svg:viewBox="0 0 3458 998" draw:points="0,0 3458,0 3458,998 0,998">
          <text:p/>
        </draw:polygon>
        <draw:path draw:style-name="gr5" draw:text-style-name="P7" draw:layer="layout" svg:width="3.484cm" svg:height="1.023cm" svg:x="8.917cm" svg:y="23.49cm" svg:viewBox="0 0 3485 1024" svg:d="M26 1011l-13-13h3458l-13 13v-998l13 14h-3458l13-14zM0 0h3485v1024h-3485z">
          <text:p/>
        </draw:path>
        <draw:path draw:style-name="gr5" draw:text-style-name="P7" draw:layer="layout" svg:width="1.783cm" svg:height="0.212cm" svg:x="7.122cm" svg:y="21.43cm" svg:viewBox="0 0 1784 213" svg:d="M1571 0l2 106 1 107 210-110zM0 148l1626-21-1-44-1625 21z">
          <text:p/>
        </draw:path>
        <draw:path draw:style-name="gr5" draw:text-style-name="P7" draw:layer="layout" svg:width="0.212cm" svg:height="1.474cm" svg:x="10.498cm" svg:y="22.028cm" svg:viewBox="0 0 213 1475" svg:d="M0 1265l106-2 107-2-103 214zM107 0l22 1315-44 1-22-1315z">
          <text:p/>
        </draw:path>
        <draw:frame draw:style-name="gr3" draw:text-style-name="P5" draw:layer="layout" svg:width="2.758cm" svg:height="0.497cm" svg:x="9.563cm" svg:y="23.646cm">
          <draw:text-box>
            <text:p text:style-name="P4"><text:span text:style-name="T5">PSoC board</text:span></text:p>
          </draw:text-box>
        </draw:frame>
        <draw:path draw:style-name="gr5" draw:text-style-name="P7" draw:layer="layout" svg:width="1.783cm" svg:height="0.212cm" svg:x="7.122cm" svg:y="21.431cm" svg:viewBox="0 0 1784 213" svg:d="M213 0l-2 106-1 107-210-110zM1784 148l-1626-21 1-44 1625 21z">
          <text:p/>
        </draw:path>
        <draw:path draw:style-name="gr5" draw:text-style-name="P7" draw:layer="layout" svg:width="0.212cm" svg:height="1.474cm" draw:transform="rotate (-3.14159265358979) translate (10.712cm 23.503cm)" svg:viewBox="0 0 213 1475" svg:d="M213 1265l-106-2-107-2 103 214zM106 0l-22 1315 44 1 22-1315z">
          <text:p/>
        </draw:path>
      </draw:page>
      <draw:page draw:name="page2" draw:style-name="dp1" draw:master-page-name="master-page3">
        <draw:polygon draw:style-name="gr4" draw:text-style-name="P6" draw:layer="layout" svg:width="21.602cm" svg:height="27.902cm" svg:x="0cm" svg:y="0cm" svg:viewBox="0 0 21603 27903" draw:points="0,0 21603,0 21603,27903 0,27903">
          <text:p/>
        </draw:polygon>
        <draw:frame draw:style-name="gr3" draw:text-style-name="P5" draw:layer="layout" svg:width="14.455cm" svg:height="0.471cm" svg:x="3.171cm" svg:y="2.558cm">
          <draw:text-box>
            <text:p text:style-name="P4"><text:span text:style-name="T3">RO</text:span><text:span text:style-name="T3">S </text:span><text:span text:style-name="T3">prog</text:span><text:span text:style-name="T3">rams </text:span><text:span text:style-name="T3">will </text:span><text:span text:style-name="T3">publ</text:span><text:span text:style-name="T3">ish </text:span><text:span text:style-name="T3">Strin</text:span><text:span text:style-name="T3">g </text:span><text:span text:style-name="T3">data </text:span><text:span text:style-name="T3">to </text:span><text:span text:style-name="T3">the </text:span><text:span text:style-name="T3">psoc</text:span><text:span text:style-name="T3">_no</text:span><text:span text:style-name="T3">de </text:span><text:span text:style-name="T3">usin</text:span><text:span text:style-name="T3">g the</text:span><text:span text:style-name="T4"> </text:span><text:span text:style-name="T4">psoc</text:span><text:span text:style-name="T4">_tx </text:span><text:span text:style-name="T4">topic</text:span><text:span text:style-name="T4">.</text:span><text:span text:style-name="T3"> </text:span><text:span text:style-name="T3">The</text:span></text:p>
          </draw:text-box>
        </draw:frame>
        <draw:frame draw:style-name="gr3" draw:text-style-name="P5" draw:layer="layout" svg:width="15.162cm" svg:height="0.471cm" svg:x="3.171cm" svg:y="3.286cm">
          <draw:text-box>
            <text:p text:style-name="P4"><text:span text:style-name="T3">psoc</text:span><text:span text:style-name="T3">_nod</text:span><text:span text:style-name="T3">e will </text:span><text:span text:style-name="T3">then </text:span><text:span text:style-name="T3">send </text:span><text:span text:style-name="T3">this </text:span><text:span text:style-name="T3">string </text:span><text:span text:style-name="T3">data </text:span><text:span text:style-name="T3">to the </text:span><text:span text:style-name="T3">PSo</text:span><text:span text:style-name="T3">C </text:span><text:span text:style-name="T3">boar</text:span><text:span text:style-name="T3">d </text:span><text:span text:style-name="T3">using</text:span><text:span text:style-name="T4"> </text:span><text:span text:style-name="T4">RS2</text:span><text:span text:style-name="T4">32 </text:span><text:span text:style-name="T4">serial </text:span><text:span text:style-name="T4">data</text:span><text:span text:style-name="T3">. </text:span><text:span text:style-name="T3">This</text:span></text:p>
          </draw:text-box>
        </draw:frame>
        <draw:frame draw:style-name="gr3" draw:text-style-name="P5" draw:layer="layout" svg:width="13.481cm" svg:height="0.471cm" svg:x="3.171cm" svg:y="4.015cm">
          <draw:text-box>
            <text:p text:style-name="P4"><text:span text:style-name="T3">is </text:span><text:span text:style-name="T3">han</text:span><text:span text:style-name="T3">dled </text:span><text:span text:style-name="T3">auto</text:span><text:span text:style-name="T3">mati</text:span><text:span text:style-name="T3">call</text:span><text:span text:style-name="T3">y so </text:span><text:span text:style-name="T3">you </text:span><text:span text:style-name="T3">do </text:span><text:span text:style-name="T3">not </text:span><text:span text:style-name="T3">nee</text:span><text:span text:style-name="T3">d to </text:span><text:span text:style-name="T3">do </text:span><text:span text:style-name="T3">anyt</text:span><text:span text:style-name="T3">hin</text:span><text:span text:style-name="T3">g </text:span><text:span text:style-name="T3">spe</text:span><text:span text:style-name="T3">cial, </text:span><text:span text:style-name="T3">just </text:span><text:span text:style-name="T3">sen</text:span><text:span text:style-name="T3">d an</text:span></text:p>
          </draw:text-box>
        </draw:frame>
        <draw:frame draw:style-name="gr3" draw:text-style-name="P5" draw:layer="layout" svg:width="3.909cm" svg:height="0.471cm" svg:x="3.171cm" svg:y="4.747cm">
          <draw:text-box>
            <text:p text:style-name="P4"><text:span text:style-name="T3">appr</text:span><text:span text:style-name="T3">opri</text:span><text:span text:style-name="T3">ate </text:span><text:span text:style-name="T3">data </text:span><text:span text:style-name="T3">strin</text:span><text:span text:style-name="T3">g.</text:span></text:p>
          </draw:text-box>
        </draw:frame>
        <draw:frame draw:style-name="gr3" draw:text-style-name="P5" draw:layer="layout" svg:width="14.675cm" svg:height="0.471cm" svg:x="3.171cm" svg:y="5.475cm">
          <draw:text-box>
            <text:p text:style-name="P4"><text:span text:style-name="T3">When the </text:span><text:span text:style-name="T3">PSoC board </text:span><text:span text:style-name="T3">receives a valid </text:span><text:span text:style-name="T3">data string it </text:span><text:span text:style-name="T3">will respond </text:span><text:span text:style-name="T3">with return </text:span><text:span text:style-name="T3">data. This</text:span></text:p>
          </draw:text-box>
        </draw:frame>
        <draw:frame draw:style-name="gr3" draw:text-style-name="P5" draw:layer="layout" svg:width="15.141cm" svg:height="0.471cm" svg:x="3.171cm" svg:y="6.207cm">
          <draw:text-box>
            <text:p text:style-name="P4"><text:span text:style-name="T3">will </text:span><text:span text:style-name="T3">go </text:span><text:span text:style-name="T3">over</text:span><text:span text:style-name="T4"> </text:span><text:span text:style-name="T4">RS2</text:span><text:span text:style-name="T4">32 </text:span><text:span text:style-name="T4">serial</text:span><text:span text:style-name="T3"> </text:span><text:span text:style-name="T3">to the </text:span><text:span text:style-name="T3">psoc</text:span><text:span text:style-name="T3">_nod</text:span><text:span text:style-name="T3">e. To </text:span><text:span text:style-name="T3">read </text:span><text:span text:style-name="T3">this </text:span><text:span text:style-name="T3">data </text:span><text:span text:style-name="T3">you </text:span><text:span text:style-name="T3">need </text:span><text:span text:style-name="T3">to </text:span><text:span text:style-name="T3">subsc</text:span><text:span text:style-name="T3">ribe </text:span><text:span text:style-name="T3">to the</text:span></text:p>
          </draw:text-box>
        </draw:frame>
        <draw:frame draw:style-name="gr3" draw:text-style-name="P5" draw:layer="layout" svg:width="15.106cm" svg:height="0.471cm" svg:x="3.171cm" svg:y="6.936cm">
          <draw:text-box>
            <text:p text:style-name="P4"><text:span text:style-name="T4">psoc_rx topic</text:span><text:span text:style-name="T3">. The </text:span><text:span text:style-name="T3">data will be given </text:span><text:span text:style-name="T3">back as a string so </text:span><text:span text:style-name="T3">you will need to do </text:span><text:span text:style-name="T3">a conversion</text:span></text:p>
          </draw:text-box>
        </draw:frame>
        <draw:frame draw:style-name="gr3" draw:text-style-name="P5" draw:layer="layout" svg:width="14.091cm" svg:height="0.471cm" svg:x="3.171cm" svg:y="7.668cm">
          <draw:text-box>
            <text:p text:style-name="P4"><text:span text:style-name="T3">dep</text:span><text:span text:style-name="T3">endi</text:span><text:span text:style-name="T3">ng </text:span><text:span text:style-name="T3">on </text:span><text:span text:style-name="T3">wha</text:span><text:span text:style-name="T3">t </text:span><text:span text:style-name="T3">data </text:span><text:span text:style-name="T3">type </text:span><text:span text:style-name="T3">the </text:span><text:span text:style-name="T3">strin</text:span><text:span text:style-name="T3">g </text:span><text:span text:style-name="T3">repr</text:span><text:span text:style-name="T3">esen</text:span><text:span text:style-name="T3">ts. </text:span><text:span text:style-name="T3">See </text:span><text:span text:style-name="T3">the </text:span><text:span text:style-name="T3">tabl</text:span><text:span text:style-name="T3">e </text:span><text:span text:style-name="T3">belo</text:span><text:span text:style-name="T3">w </text:span><text:span text:style-name="T3">for </text:span><text:span text:style-name="T3">this </text:span><text:span text:style-name="T3">info</text:span><text:span text:style-name="T3">.</text:span></text:p>
          </draw:text-box>
        </draw:frame>
        <draw:frame draw:style-name="gr3" draw:text-style-name="P5" draw:layer="layout" svg:width="1.767cm" svg:height="0.471cm" svg:x="3.171cm" svg:y="9.145cm">
          <draw:text-box>
            <text:p text:style-name="P4"><text:span text:style-name="T3">Command</text:span></text:p>
          </draw:text-box>
        </draw:frame>
        <draw:frame draw:style-name="gr3" draw:text-style-name="P5" draw:layer="layout" svg:width="1.975cm" svg:height="0.471cm" svg:x="5.482cm" svg:y="9.145cm">
          <draw:text-box>
            <text:p text:style-name="P4"><text:span text:style-name="T3">Description</text:span></text:p>
          </draw:text-box>
        </draw:frame>
        <draw:frame draw:style-name="gr3" draw:text-style-name="P5" draw:layer="layout" svg:width="1.225cm" svg:height="0.471cm" svg:x="9.775cm" svg:y="9.145cm">
          <draw:text-box>
            <text:p text:style-name="P4"><text:span text:style-name="T3">Format</text:span></text:p>
          </draw:text-box>
        </draw:frame>
        <draw:frame draw:style-name="gr3" draw:text-style-name="P5" draw:layer="layout" svg:width="2.208cm" svg:height="0.471cm" svg:x="15.299cm" svg:y="9.145cm">
          <draw:text-box>
            <text:p text:style-name="P4"><text:span text:style-name="T3">Return Value</text:span></text:p>
          </draw:text-box>
        </draw:frame>
        <draw:frame draw:style-name="gr3" draw:text-style-name="P5" draw:layer="layout" svg:width="0.925cm" svg:height="0.471cm" svg:x="3.171cm" svg:y="9.895cm">
          <draw:text-box>
            <text:p text:style-name="P4"><text:span text:style-name="T3">L or l</text:span></text:p>
          </draw:text-box>
        </draw:frame>
        <draw:frame draw:style-name="gr3" draw:text-style-name="P5" draw:layer="layout" svg:width="1.539cm" svg:height="0.471cm" svg:x="5.482cm" svg:y="9.895cm">
          <draw:text-box>
            <text:p text:style-name="P4"><text:span text:style-name="T3">Steer left</text:span></text:p>
          </draw:text-box>
        </draw:frame>
        <draw:frame draw:style-name="gr3" draw:text-style-name="P5" draw:layer="layout" svg:width="4.768cm" svg:height="0.471cm" svg:x="9.775cm" svg:y="9.895cm">
          <draw:text-box>
            <text:p text:style-name="P4"><text:span text:style-name="T3">“</text:span><text:span text:style-name="T3">L &lt;floating point angle&gt;\r”</text:span></text:p>
          </draw:text-box>
        </draw:frame>
        <draw:frame draw:style-name="gr3" draw:text-style-name="P5" draw:layer="layout" svg:width="0.823cm" svg:height="0.471cm" svg:x="15.299cm" svg:y="9.895cm">
          <draw:text-box>
            <text:p text:style-name="P4"><text:span text:style-name="T3">none</text:span></text:p>
          </draw:text-box>
        </draw:frame>
        <draw:frame draw:style-name="gr3" draw:text-style-name="P5" draw:layer="layout" svg:width="0.988cm" svg:height="0.471cm" svg:x="3.171cm" svg:y="10.64cm">
          <draw:text-box>
            <text:p text:style-name="P4"><text:span text:style-name="T3">R or r</text:span></text:p>
          </draw:text-box>
        </draw:frame>
        <draw:frame draw:style-name="gr3" draw:text-style-name="P5" draw:layer="layout" svg:width="1.776cm" svg:height="0.471cm" svg:x="5.482cm" svg:y="10.64cm">
          <draw:text-box>
            <text:p text:style-name="P4"><text:span text:style-name="T3">Steer right</text:span></text:p>
          </draw:text-box>
        </draw:frame>
        <draw:frame draw:style-name="gr3" draw:text-style-name="P5" draw:layer="layout" svg:width="4.811cm" svg:height="0.471cm" svg:x="9.775cm" svg:y="10.64cm">
          <draw:text-box>
            <text:p text:style-name="P4"><text:span text:style-name="T3">“</text:span><text:span text:style-name="T3">R &lt;floating point angle&gt;\r”</text:span></text:p>
          </draw:text-box>
        </draw:frame>
        <draw:frame draw:style-name="gr3" draw:text-style-name="P5" draw:layer="layout" svg:width="0.823cm" svg:height="0.471cm" svg:x="15.299cm" svg:y="10.64cm">
          <draw:text-box>
            <text:p text:style-name="P4"><text:span text:style-name="T3">none</text:span></text:p>
          </draw:text-box>
        </draw:frame>
        <draw:frame draw:style-name="gr3" draw:text-style-name="P5" draw:layer="layout" svg:width="0.942cm" svg:height="0.471cm" svg:x="3.171cm" svg:y="11.389cm">
          <draw:text-box>
            <text:p text:style-name="P4"><text:span text:style-name="T3">F or f</text:span></text:p>
          </draw:text-box>
        </draw:frame>
        <draw:frame draw:style-name="gr3" draw:text-style-name="P5" draw:layer="layout" svg:width="2.428cm" svg:height="0.471cm" svg:x="5.482cm" svg:y="11.389cm">
          <draw:text-box>
            <text:p text:style-name="P4"><text:span text:style-name="T3">Move forward</text:span></text:p>
          </draw:text-box>
        </draw:frame>
        <draw:frame draw:style-name="gr3" draw:text-style-name="P5" draw:layer="layout" svg:width="3.689cm" svg:height="0.471cm" svg:x="9.775cm" svg:y="11.389cm">
          <draw:text-box>
            <text:p text:style-name="P4"><text:span text:style-name="T3">“</text:span><text:span text:style-name="T3">F &lt;integer speed&gt;\r”</text:span></text:p>
          </draw:text-box>
        </draw:frame>
        <draw:frame draw:style-name="gr3" draw:text-style-name="P5" draw:layer="layout" svg:width="0.823cm" svg:height="0.471cm" svg:x="15.299cm" svg:y="11.389cm">
          <draw:text-box>
            <text:p text:style-name="P4"><text:span text:style-name="T3">none</text:span></text:p>
          </draw:text-box>
        </draw:frame>
        <draw:frame draw:style-name="gr3" draw:text-style-name="P5" draw:layer="layout" svg:width="1.06cm" svg:height="0.471cm" svg:x="3.171cm" svg:y="12.138cm">
          <draw:text-box>
            <text:p text:style-name="P4"><text:span text:style-name="T3">B or b</text:span></text:p>
          </draw:text-box>
        </draw:frame>
        <draw:frame draw:style-name="gr3" draw:text-style-name="P5" draw:layer="layout" svg:width="2.733cm" svg:height="0.471cm" svg:x="5.482cm" svg:y="12.138cm">
          <draw:text-box>
            <text:p text:style-name="P4"><text:span text:style-name="T3">Move backward</text:span></text:p>
          </draw:text-box>
        </draw:frame>
        <draw:frame draw:style-name="gr3" draw:text-style-name="P5" draw:layer="layout" svg:width="3.736cm" svg:height="0.471cm" svg:x="9.775cm" svg:y="12.138cm">
          <draw:text-box>
            <text:p text:style-name="P4"><text:span text:style-name="T3">“</text:span><text:span text:style-name="T3">B &lt;integer speed&gt;\r”</text:span></text:p>
          </draw:text-box>
        </draw:frame>
        <draw:frame draw:style-name="gr3" draw:text-style-name="P5" draw:layer="layout" svg:width="0.823cm" svg:height="0.471cm" svg:x="15.299cm" svg:y="12.138cm">
          <draw:text-box>
            <text:p text:style-name="P4"><text:span text:style-name="T3">none</text:span></text:p>
          </draw:text-box>
        </draw:frame>
        <draw:frame draw:style-name="gr3" draw:text-style-name="P5" draw:layer="layout" svg:width="0.967cm" svg:height="0.471cm" svg:x="3.171cm" svg:y="12.883cm">
          <draw:text-box>
            <text:p text:style-name="P4"><text:span text:style-name="T3">S or s</text:span></text:p>
          </draw:text-box>
        </draw:frame>
        <draw:frame draw:style-name="gr3" draw:text-style-name="P5" draw:layer="layout" svg:width="3.355cm" svg:height="0.471cm" svg:x="5.482cm" svg:y="12.883cm">
          <draw:text-box>
            <text:p text:style-name="P4"><text:span text:style-name="T3">Get steer enc. count</text:span></text:p>
          </draw:text-box>
        </draw:frame>
        <draw:frame draw:style-name="gr3" draw:text-style-name="P5" draw:layer="layout" svg:width="0.87cm" svg:height="0.471cm" svg:x="9.775cm" svg:y="12.883cm">
          <draw:text-box>
            <text:p text:style-name="P4"><text:span text:style-name="T3">“</text:span><text:span text:style-name="T3">S\r”</text:span></text:p>
          </draw:text-box>
        </draw:frame>
        <draw:frame draw:style-name="gr3" draw:text-style-name="P5" draw:layer="layout" svg:width="3.317cm" svg:height="0.471cm" svg:x="15.299cm" svg:y="12.883cm">
          <draw:text-box>
            <text:p text:style-name="P4"><text:span text:style-name="T3">floating point angle</text:span></text:p>
          </draw:text-box>
        </draw:frame>
        <draw:frame draw:style-name="gr3" draw:text-style-name="P5" draw:layer="layout" svg:width="1.082cm" svg:height="0.471cm" svg:x="3.171cm" svg:y="13.633cm">
          <draw:text-box>
            <text:p text:style-name="P4"><text:span text:style-name="T3">D or d</text:span></text:p>
          </draw:text-box>
        </draw:frame>
        <draw:frame draw:style-name="gr3" draw:text-style-name="P5" draw:layer="layout" svg:width="3.427cm" svg:height="0.471cm" svg:x="5.482cm" svg:y="13.633cm">
          <draw:text-box>
            <text:p text:style-name="P4"><text:span text:style-name="T3">Get drive enc. count</text:span></text:p>
          </draw:text-box>
        </draw:frame>
        <draw:frame draw:style-name="gr3" draw:text-style-name="P5" draw:layer="layout" svg:width="0.937cm" svg:height="0.471cm" svg:x="9.775cm" svg:y="13.633cm">
          <draw:text-box>
            <text:p text:style-name="P4"><text:span text:style-name="T3">“</text:span><text:span text:style-name="T3">D\r”</text:span></text:p>
          </draw:text-box>
        </draw:frame>
        <draw:frame draw:style-name="gr3" draw:text-style-name="P5" draw:layer="layout" svg:width="3.363cm" svg:height="0.471cm" svg:x="15.299cm" svg:y="13.633cm">
          <draw:text-box>
            <text:p text:style-name="P4"><text:span text:style-name="T3">floating point speed</text:span></text:p>
          </draw:text-box>
        </draw:frame>
        <draw:frame draw:style-name="gr3" draw:text-style-name="P5" draw:layer="layout" svg:width="0.997cm" svg:height="0.471cm" svg:x="3.171cm" svg:y="14.382cm">
          <draw:text-box>
            <text:p text:style-name="P4"><text:span text:style-name="T3">P or p</text:span></text:p>
          </draw:text-box>
        </draw:frame>
        <draw:frame draw:style-name="gr3" draw:text-style-name="P5" draw:layer="layout" svg:width="3.634cm" svg:height="0.471cm" svg:x="5.482cm" svg:y="14.382cm">
          <draw:text-box>
            <text:p text:style-name="P4"><text:span text:style-name="T3">Get steer pot position</text:span></text:p>
          </draw:text-box>
        </draw:frame>
        <draw:frame draw:style-name="gr3" draw:text-style-name="P5" draw:layer="layout" svg:width="0.87cm" svg:height="0.471cm" svg:x="9.775cm" svg:y="14.382cm">
          <draw:text-box>
            <text:p text:style-name="P4"><text:span text:style-name="T3">“</text:span><text:span text:style-name="T3">P\r”</text:span></text:p>
          </draw:text-box>
        </draw:frame>
        <draw:frame draw:style-name="gr3" draw:text-style-name="P5" draw:layer="layout" svg:width="3.08cm" svg:height="0.471cm" svg:x="15.299cm" svg:y="14.382cm">
          <draw:text-box>
            <text:p text:style-name="P4"><text:span text:style-name="T3">int steer shaft pos.</text:span></text:p>
          </draw:text-box>
        </draw:frame>
        <draw:frame draw:style-name="gr3" draw:text-style-name="P5" draw:layer="layout" svg:width="1.031cm" svg:height="0.471cm" svg:x="3.171cm" svg:y="15.127cm">
          <draw:text-box>
            <text:p text:style-name="P4"><text:span text:style-name="T3">A or a</text:span></text:p>
          </draw:text-box>
        </draw:frame>
        <draw:frame draw:style-name="gr3" draw:text-style-name="P5" draw:layer="layout" svg:width="3.55cm" svg:height="0.471cm" svg:x="5.482cm" svg:y="15.127cm">
          <draw:text-box>
            <text:p text:style-name="P4"><text:span text:style-name="T3">Get actuator position</text:span></text:p>
          </draw:text-box>
        </draw:frame>
        <draw:frame draw:style-name="gr3" draw:text-style-name="P5" draw:layer="layout" svg:width="0.937cm" svg:height="0.471cm" svg:x="9.775cm" svg:y="15.127cm">
          <draw:text-box>
            <text:p text:style-name="P4"><text:span text:style-name="T3">“</text:span><text:span text:style-name="T3">A\r”</text:span></text:p>
          </draw:text-box>
        </draw:frame>
        <draw:frame draw:style-name="gr3" draw:text-style-name="P5" draw:layer="layout" svg:width="2.716cm" svg:height="0.471cm" svg:x="15.299cm" svg:y="15.127cm">
          <draw:text-box>
            <text:p text:style-name="P4"><text:span text:style-name="T3">int actuator pos.</text:span></text:p>
          </draw:text-box>
        </draw:frame>
        <draw:frame draw:style-name="gr3" draw:text-style-name="P5" draw:layer="layout" svg:width="1.082cm" svg:height="0.471cm" svg:x="3.171cm" svg:y="15.876cm">
          <draw:text-box>
            <text:p text:style-name="P4"><text:span text:style-name="T3">H or h</text:span></text:p>
          </draw:text-box>
        </draw:frame>
        <draw:frame draw:style-name="gr3" draw:text-style-name="P5" draw:layer="layout" svg:width="0.73cm" svg:height="0.471cm" svg:x="5.482cm" svg:y="15.876cm">
          <draw:text-box>
            <text:p text:style-name="P4"><text:span text:style-name="T3">Halt</text:span></text:p>
          </draw:text-box>
        </draw:frame>
        <draw:frame draw:style-name="gr3" draw:text-style-name="P5" draw:layer="layout" svg:width="0.937cm" svg:height="0.471cm" svg:x="9.775cm" svg:y="15.876cm">
          <draw:text-box>
            <text:p text:style-name="P4"><text:span text:style-name="T3">“</text:span><text:span text:style-name="T3">H\r”</text:span></text:p>
          </draw:text-box>
        </draw:frame>
        <draw:line draw:style-name="gr6" draw:text-style-name="P1" draw:layer="layout" svg:x1="2.97cm" svg:y1="9.12cm" svg:x2="19.097cm" svg:y2="9.12cm">
          <text:p/>
        </draw:line>
        <draw:line draw:style-name="gr6" draw:text-style-name="P1" draw:layer="layout" svg:x1="2.97cm" svg:y1="9.868cm" svg:x2="19.097cm" svg:y2="9.868cm">
          <text:p/>
        </draw:line>
        <draw:line draw:style-name="gr6" draw:text-style-name="P1" draw:layer="layout" svg:x1="2.97cm" svg:y1="10.616cm" svg:x2="19.097cm" svg:y2="10.616cm">
          <text:p/>
        </draw:line>
        <draw:line draw:style-name="gr6" draw:text-style-name="P1" draw:layer="layout" svg:x1="2.97cm" svg:y1="11.364cm" svg:x2="19.097cm" svg:y2="11.364cm">
          <text:p/>
        </draw:line>
        <draw:line draw:style-name="gr6" draw:text-style-name="P1" draw:layer="layout" svg:x1="2.97cm" svg:y1="12.112cm" svg:x2="19.097cm" svg:y2="12.112cm">
          <text:p/>
        </draw:line>
        <draw:line draw:style-name="gr6" draw:text-style-name="P1" draw:layer="layout" svg:x1="2.97cm" svg:y1="12.86cm" svg:x2="19.097cm" svg:y2="12.86cm">
          <text:p/>
        </draw:line>
        <draw:line draw:style-name="gr6" draw:text-style-name="P1" draw:layer="layout" svg:x1="2.97cm" svg:y1="13.606cm" svg:x2="19.097cm" svg:y2="13.606cm">
          <text:p/>
        </draw:line>
        <draw:line draw:style-name="gr6" draw:text-style-name="P1" draw:layer="layout" svg:x1="2.97cm" svg:y1="14.354cm" svg:x2="19.097cm" svg:y2="14.354cm">
          <text:p/>
        </draw:line>
        <draw:line draw:style-name="gr6" draw:text-style-name="P1" draw:layer="layout" svg:x1="2.97cm" svg:y1="15.102cm" svg:x2="19.097cm" svg:y2="15.102cm">
          <text:p/>
        </draw:line>
        <draw:line draw:style-name="gr6" draw:text-style-name="P1" draw:layer="layout" svg:x1="2.97cm" svg:y1="15.849cm" svg:x2="19.097cm" svg:y2="15.849cm">
          <text:p/>
        </draw:line>
        <draw:line draw:style-name="gr6" draw:text-style-name="P1" draw:layer="layout" svg:x1="2.97cm" svg:y1="16.597cm" svg:x2="19.097cm" svg:y2="16.597cm">
          <text:p/>
        </draw:line>
        <draw:line draw:style-name="gr6" draw:text-style-name="P1" draw:layer="layout" svg:x1="2.979cm" svg:y1="9.112cm" svg:x2="2.979cm" svg:y2="16.589cm">
          <text:p/>
        </draw:line>
        <draw:line draw:style-name="gr6" draw:text-style-name="P1" draw:layer="layout" svg:x1="5.289cm" svg:y1="9.112cm" svg:x2="5.289cm" svg:y2="16.589cm">
          <text:p/>
        </draw:line>
        <draw:line draw:style-name="gr6" draw:text-style-name="P1" draw:layer="layout" svg:x1="9.583cm" svg:y1="9.112cm" svg:x2="9.583cm" svg:y2="16.589cm">
          <text:p/>
        </draw:line>
        <draw:line draw:style-name="gr6" draw:text-style-name="P1" draw:layer="layout" svg:x1="15.109cm" svg:y1="9.112cm" svg:x2="15.109cm" svg:y2="16.589cm">
          <text:p/>
        </draw:line>
        <draw:line draw:style-name="gr6" draw:text-style-name="P1" draw:layer="layout" svg:x1="19.088cm" svg:y1="9.112cm" svg:x2="19.088cm" svg:y2="16.589cm">
          <text:p/>
        </draw:line>
        <draw:frame draw:style-name="gr3" draw:text-style-name="P5" draw:layer="layout" svg:width="0.823cm" svg:height="0.471cm" svg:x="15.299cm" svg:y="15.876cm">
          <draw:text-box>
            <text:p text:style-name="P4"><text:span text:style-name="T3">none</text:span></text:p>
          </draw:text-box>
        </draw:frame>
        <draw:frame draw:style-name="gr3" draw:text-style-name="P5" draw:layer="layout" svg:width="14.425cm" svg:height="0.471cm" svg:x="3.171cm" svg:y="16.626cm">
          <draw:text-box>
            <text:p text:style-name="P4"><text:span text:style-name="T3">*NOTE: All return values will actually be in the form of string. These will need to be</text:span></text:p>
          </draw:text-box>
        </draw:frame>
        <draw:frame draw:style-name="gr3" draw:text-style-name="P5" draw:layer="layout" svg:width="14.332cm" svg:height="0.471cm" svg:x="3.171cm" svg:y="17.354cm">
          <draw:text-box>
            <text:p text:style-name="P4"><text:span text:style-name="T3">converted to their noted data types. If using C++ this is simple by using atof (ascii to</text:span></text:p>
          </draw:text-box>
        </draw:frame>
        <draw:frame draw:style-name="gr3" draw:text-style-name="P5" draw:layer="layout" svg:width="11.813cm" svg:height="0.471cm" svg:x="3.171cm" svg:y="18.086cm">
          <draw:text-box>
            <text:p text:style-name="P4"><text:span text:style-name="T3">float), atoi (ascii to integer) and similar functions from the &lt;stdlib.h&gt;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602cm" fo:page-height="27.9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2T12:44:43.203345355</dc:date>
    <meta:editing-duration>PT15M</meta:editing-duration>
    <meta:editing-cycles>1</meta:editing-cycles>
    <meta:document-statistic meta:object-count="102"/>
    <meta:generator>LibreOffice/5.1.4.2$Linux_X86_64 LibreOffice_project/10m0$Build-2</meta:generator>
  </office:meta>
</office:document-meta>
</file>